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" fo:font-size="20pt" style:text-underline-style="solid" style:text-underline-width="auto" style:text-underline-color="font-color" fo:font-weight="bold" officeooo:rsid="001a47e4" officeooo:paragraph-rsid="001a47e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1a47e4" officeooo:paragraph-rsid="001a47e4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1a9268" officeooo:paragraph-rsid="001a9268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1caa10" officeooo:paragraph-rsid="001caa1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1caa10" officeooo:paragraph-rsid="001d4b60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" fo:font-size="15pt" style:text-underline-style="none" fo:font-weight="normal" officeooo:rsid="001caa10" officeooo:paragraph-rsid="001d4b60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" fo:font-size="15pt" style:text-underline-style="none" fo:font-weight="normal" officeooo:rsid="001d4b60" officeooo:paragraph-rsid="001d4b60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20d604" officeooo:paragraph-rsid="0020d604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235589" officeooo:paragraph-rsid="00235589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none" fo:font-weight="normal" officeooo:rsid="0023de4d" officeooo:paragraph-rsid="0023de4d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solid" style:text-underline-width="auto" style:text-underline-color="font-color" fo:font-weight="normal" officeooo:rsid="001a47e4" officeooo:paragraph-rsid="001a47e4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solid" style:text-underline-width="auto" style:text-underline-color="font-color" fo:font-weight="normal" officeooo:rsid="001a9268" officeooo:paragraph-rsid="001a9268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solid" style:text-underline-width="auto" style:text-underline-color="font-color" fo:font-weight="normal" officeooo:rsid="001b56fc" officeooo:paragraph-rsid="001b56fc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solid" style:text-underline-width="auto" style:text-underline-color="font-color" fo:font-weight="normal" officeooo:rsid="00235589" officeooo:paragraph-rsid="00235589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times" fo:font-size="15pt" style:text-underline-style="solid" style:text-underline-width="auto" style:text-underline-color="font-color" fo:font-weight="normal" officeooo:rsid="0023de4d" officeooo:paragraph-rsid="0023de4d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line-height="115%" fo:text-align="end" style:justify-single-word="false"/>
      <style:text-properties style:font-name="times" fo:font-size="12pt" style:text-underline-style="none" fo:font-weight="normal" officeooo:rsid="001a8f6b" officeooo:paragraph-rsid="001a8f6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center" style:justify-single-word="false"/>
      <style:text-properties style:font-name="times" fo:font-size="9pt" style:text-underline-style="none" fo:font-weight="normal" officeooo:rsid="001eeed2" officeooo:paragraph-rsid="001eeed2" style:font-size-asian="7.84999990463257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d4b60" officeooo:paragraph-rsid="001d4b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eeed2" officeooo:paragraph-rsid="001ee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italic" fo:text-shadow="none" style:text-underline-style="none" fo:font-weight="normal" officeooo:rsid="001d4b60" officeooo:paragraph-rsid="001d4b6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italic" fo:text-shadow="none" style:text-underline-style="none" fo:font-weight="normal" officeooo:rsid="001eeed2" officeooo:paragraph-rsid="001eeed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officeooo:rsid="001a8f6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268" style:font-style-asian="italic" style:font-style-complex="italic"/>
    </style:style>
    <style:style style:name="T4" style:family="text">
      <style:text-properties fo:font-style="italic" officeooo:rsid="001b56fc" style:font-style-asian="italic" style:font-style-complex="italic"/>
    </style:style>
    <style:style style:name="T5" style:family="text">
      <style:text-properties fo:font-style="italic" officeooo:rsid="0022c177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9268" style:font-style-asian="normal" style:font-style-complex="normal"/>
    </style:style>
    <style:style style:name="T8" style:family="text">
      <style:text-properties fo:font-style="normal" officeooo:rsid="001b56fc" style:font-style-asian="normal" style:font-style-complex="normal"/>
    </style:style>
    <style:style style:name="T9" style:family="text">
      <style:text-properties fo:font-style="normal" officeooo:rsid="001d4b60" style:font-style-asian="normal" style:font-style-complex="normal"/>
    </style:style>
    <style:style style:name="T10" style:family="text">
      <style:text-properties fo:font-style="normal" officeooo:rsid="0022c177" style:font-style-asian="normal" style:font-style-complex="normal"/>
    </style:style>
    <style:style style:name="T11" style:family="text">
      <style:text-properties fo:font-style="normal" fo:font-weight="bold" officeooo:rsid="001b56fc" style:font-style-asian="normal" style:font-weight-asian="bold" style:font-style-complex="normal" style:font-weight-complex="bold"/>
    </style:style>
    <style:style style:name="T12" style:family="text">
      <style:text-properties fo:font-size="8pt" fo:font-style="normal" style:font-size-asian="7pt" style:font-style-asian="normal" style:font-size-complex="8pt" style:font-style-complex="normal"/>
    </style:style>
    <style:style style:name="T13" style:family="text">
      <style:text-properties fo:font-size="8pt" fo:font-style="normal" officeooo:rsid="001d4b60" style:font-size-asian="7pt" style:font-style-asian="normal" style:font-size-complex="8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5615- Distributed Operating System Principles</text:p>
      <text:p text:style-name="P1">Project 3 Bonus Report</text:p>
      <text:p text:style-name="P16">Submitted by:</text:p>
      <text:p text:style-name="P16">Naman Arora (UFID: 3979-0439)</text:p>
      <text:p text:style-name="P16">Drona Banerjee (UFID: 4662-7749)</text:p>
      <text:p text:style-name="P11">Objective:</text:p>
      <text:p text:style-name="P2">This bonus part was aimed at testing the resilience of a tapestry network. <text:span text:style-name="T1">This is accomplished by successively failing nodes in the network in bulk. Then, in each attempt, a random alive node is selected as a </text:span><text:span text:style-name="T3">publisher</text:span><text:span text:style-name="T7"> and two others as </text:span><text:span text:style-name="T3">requesters. </text:span><text:span text:style-name="T7">The </text:span><text:span text:style-name="T3">publisher</text:span><text:span text:style-name="T7"> is tasked with publishing a message in network while the first </text:span><text:span text:style-name="T3">requester</text:span><text:span text:style-name="T7"> is supposed to route to that object. Then, the </text:span><text:span text:style-name="T3">publisher</text:span><text:span text:style-name="T7"> un-publishes that particular object, while the second </text:span><text:span text:style-name="T3">requester</text:span><text:span text:style-name="T7"> tries to find it.</text:span></text:p>
      <text:p text:style-name="P2"><text:span text:style-name="T7"/></text:p>
      <text:p text:style-name="P12"><text:span text:style-name="T6">Methodology:</text:span></text:p>
      <text:p text:style-name="P3"><text:span text:style-name="T6">The experiment was run with two topologies, with 1000 and 2000 nodes each, failing 5%, 10%, 15% and 20% of nodes totaling to 8 experimental runs. Each run has been tested 5 times to provide consistency in output. </text:span><text:span text:style-name="T8">All these functions are the part of </text:span><text:span text:style-name="T11">DOLR</text:span><text:span text:style-name="T8"> API as specified in [1].</text:span></text:p>
      <text:p text:style-name="P3"><text:span text:style-name="T8"><text:tab/></text:span><text:span text:style-name="T4">Publish</text:span><text:span text:style-name="T8"> and </text:span><text:span text:style-name="T4">un</text:span><text:span text:style-name="T8">-</text:span><text:span text:style-name="T4">publish</text:span><text:span text:style-name="T8"> functions are best attempt functions and return no confirmation. While </text:span><text:span text:style-name="T4">route to object</text:span><text:span text:style-name="T8"> function can either return the requested object or fail. Note that </text:span><text:span text:style-name="T4">route to object</text:span><text:span text:style-name="T8"> and </text:span><text:span text:style-name="T4">add node</text:span><text:span text:style-name="T8"> functions have been exhibited in the main part of this project.</text:span></text:p>
      <text:p text:style-name="P3"><text:span text:style-name="T8"/></text:p>
      <text:p text:style-name="P13"><text:span text:style-name="T6">Result:</text:span></text:p>
      <text:p text:style-name="P4"><text:span text:style-name="T6">In our successive attempts to render the topology unusable, we have failed and thus established its high degree of resilience.</text:span></text:p>
      <text:p text:style-name="P5"><text:span text:style-name="T6"><text:tab/>The results are tabulated as following: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8">1000 nodes</text:p>
          </table:table-cell>
          <table:table-cell table:style-name="Table1.A1" office:value-type="string">
            <text:p text:style-name="P18">0%</text:p>
          </table:table-cell>
          <table:table-cell table:style-name="Table1.A1" office:value-type="string">
            <text:p text:style-name="P18">5%</text:p>
          </table:table-cell>
          <table:table-cell table:style-name="Table1.A1" office:value-type="string">
            <text:p text:style-name="P18">10%</text:p>
          </table:table-cell>
          <table:table-cell table:style-name="Table1.A1" office:value-type="string">
            <text:p text:style-name="P18">15%</text:p>
          </table:table-cell>
          <table:table-cell table:style-name="Table1.F1" office:value-type="string">
            <text:p text:style-name="P18">20%</text:p>
          </table:table-cell>
        </table:table-row>
        <table:table-row>
          <table:table-cell table:style-name="Table1.A2" office:value-type="string">
            <text:p text:style-name="P20">F1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2</text:p>
          </table:table-cell>
          <table:table-cell table:style-name="Table1.F2" office:value-type="string">
            <text:p text:style-name="P18">2/3</text:p>
          </table:table-cell>
        </table:table-row>
        <table:table-row>
          <table:table-cell table:style-name="Table1.A2" office:value-type="string">
            <text:p text:style-name="P20">F2</text:p>
          </table:table-cell>
          <table:table-cell table:style-name="Table1.A2" office:value-type="string">
            <text:p text:style-name="P20">N</text:p>
          </table:table-cell>
          <table:table-cell table:style-name="Table1.A2" office:value-type="string">
            <text:p text:style-name="P20">N</text:p>
          </table:table-cell>
          <table:table-cell table:style-name="Table1.A2" office:value-type="string">
            <text:p text:style-name="P20">N</text:p>
          </table:table-cell>
          <table:table-cell table:style-name="Table1.A2" office:value-type="string">
            <text:p text:style-name="P20">N</text:p>
          </table:table-cell>
          <table:table-cell table:style-name="Table1.F2" office:value-type="string">
            <text:p text:style-name="P20">N</text:p>
          </table:table-cell>
        </table:table-row>
      </table:table>
      <text:p text:style-name="P6"><text:span text:style-name="T6"><text:s/></text:span><text:span text:style-name="T13">Table 1: Test runs for 1000 nodes in the network.</text:span></text:p>
      <text:p text:style-name="P7"><text:span text:style-name="T12">\</text:span></text:p>
      <text:p text:style-name="P7"><text:span text:style-name="T13"/></text:p>
      <table:table table:name="Table2" table:style-name="Table2">
        <table:table-column table:style-name="Table2.A" table:number-columns-repeated="6"/>
        <text:soft-page-break/>
        <table:table-row>
          <table:table-cell table:style-name="Table2.A1" office:value-type="string">
            <text:p text:style-name="P19">2000 nodes</text:p>
          </table:table-cell>
          <table:table-cell table:style-name="Table2.A1" office:value-type="string">
            <text:p text:style-name="P19">0%</text:p>
          </table:table-cell>
          <table:table-cell table:style-name="Table2.A1" office:value-type="string">
            <text:p text:style-name="P19">5%</text:p>
          </table:table-cell>
          <table:table-cell table:style-name="Table2.A1" office:value-type="string">
            <text:p text:style-name="P19">10%</text:p>
          </table:table-cell>
          <table:table-cell table:style-name="Table2.A1" office:value-type="string">
            <text:p text:style-name="P19">15%</text:p>
          </table:table-cell>
          <table:table-cell table:style-name="Table2.F1" office:value-type="string">
            <text:p text:style-name="P19">20%</text:p>
          </table:table-cell>
        </table:table-row>
        <table:table-row>
          <table:table-cell table:style-name="Table2.A2" office:value-type="string">
            <text:p text:style-name="P21">F1</text:p>
          </table:table-cell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19">2</text:p>
          </table:table-cell>
          <table:table-cell table:style-name="Table2.F2" office:value-type="string">
            <text:p text:style-name="P19">2/3</text:p>
          </table:table-cell>
        </table:table-row>
        <table:table-row>
          <table:table-cell table:style-name="Table2.A2" office:value-type="string">
            <text:p text:style-name="P21">F2</text:p>
          </table:table-cell>
          <table:table-cell table:style-name="Table2.A2" office:value-type="string">
            <text:p text:style-name="P21">N</text:p>
          </table:table-cell>
          <table:table-cell table:style-name="Table2.A2" office:value-type="string">
            <text:p text:style-name="P21">N</text:p>
          </table:table-cell>
          <table:table-cell table:style-name="Table2.A2" office:value-type="string">
            <text:p text:style-name="P21">N</text:p>
          </table:table-cell>
          <table:table-cell table:style-name="Table2.A2" office:value-type="string">
            <text:p text:style-name="P21">N</text:p>
          </table:table-cell>
          <table:table-cell table:style-name="Table2.F2" office:value-type="string">
            <text:p text:style-name="P21">N</text:p>
          </table:table-cell>
        </table:table-row>
      </table:table>
      <text:p text:style-name="P17"><text:span text:style-name="T9">T</text:span><text:span text:style-name="T6">able 2: Test runs for 2000 nodes in the netowrk</text:span></text:p>
      <text:p text:style-name="P8"><text:span text:style-name="T6"><text:tab/></text:span><text:span text:style-name="T5">F1</text:span><text:span text:style-name="T10"> represents the </text:span><text:span text:style-name="T5">route to object</text:span><text:span text:style-name="T10"> function call before </text:span><text:span text:style-name="T5">un-publish</text:span><text:span text:style-name="T10"> and </text:span><text:span text:style-name="T5">F2</text:span><text:span text:style-name="T10"> represents the contrast.</text:span></text:p>
      <text:p text:style-name="P8"><text:span text:style-name="T6"><text:tab/>Note that, the tables tabulate the </text:span><text:span text:style-name="T2">Hops </text:span><text:span text:style-name="T6">required to fetch the object. Also, value of </text:span><text:span text:style-name="T2">“N”</text:span><text:span text:style-name="T6"> shows that the object was never found. An uncertain value is represented as </text:span><text:span text:style-name="T2">“_/_”</text:span><text:span text:style-name="T6"> which shows the integral bounds of uncertainty.</text:span></text:p>
      <text:p text:style-name="P8"><text:span text:style-name="T6"/></text:p>
      <text:p text:style-name="P14"><text:span text:style-name="T6">Findings:</text:span></text:p>
      <text:p text:style-name="P9"><text:span text:style-name="T6">The above experiments have proven that tapestry is a very resilient network. <text:s/>The introduction to backup links in the network endows it with such failure resilience.</text:span></text:p>
      <text:p text:style-name="P9"><text:span text:style-name="T6"/></text:p>
      <text:p text:style-name="P15"><text:span text:style-name="T6">Epilogue:</text:span></text:p>
      <text:p text:style-name="P10"><text:span text:style-name="T6">Since the main purpose of a network is to fetch and publish objects, we conclude that the implemented tapestry protocol is very efficient and resilient in doing so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mes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22:52:42.159165914</meta:creation-date>
    <dc:date>2019-10-25T23:18:53.294857985</dc:date>
    <meta:editing-duration>PT26M5S</meta:editing-duration>
    <meta:editing-cycles>11</meta:editing-cycles>
    <meta:generator>LibreOffice/6.3.2.2$Linux_X86_64 LibreOffice_project/30$Build-2</meta:generator>
    <meta:document-statistic meta:table-count="2" meta:image-count="0" meta:object-count="0" meta:page-count="2" meta:paragraph-count="58" meta:word-count="389" meta:character-count="2203" meta:non-whitespace-character-count="1866"/>
  </office:meta>
</office:document-meta>
</file>